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m Sawyer: The adventures of a boy growing up in the nineteenth century in a Mississippi River town, as he plays hookey on an island, witnesses a crime, hunts for pirates' treasure, and becomes lost in a cave. Huckleberry Finn: A young boy living in mid-nineteenth century Missouri relates the many adventures that he and his friend Jim, an escaped slave, experience as they travel down the Mississippi River on a raft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0:59:58.495000000</dc:date>
    <meta:editing-duration>PT5S</meta:editing-duration>
    <meta:editing-cycles>1</meta:editing-cycles>
    <meta:document-statistic meta:table-count="0" meta:image-count="0" meta:object-count="0" meta:page-count="1" meta:paragraph-count="1" meta:word-count="72" meta:character-count="420" meta:non-whitespace-character-count="348"/>
    <meta:generator>LibreOffice/7.3.7.2$Windows_X86_64 LibreOffice_project/e114eadc50a9ff8d8c8a0567d6da8f454beeb84f</meta:generator>
  </office:meta>
</office:document-meta>
</file>